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61C19935667066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05cm, 4.434cm, 18.81cm, 4.87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09cm" svg:height="21.4cm" svg:x="0.892cm" svg:y="2.391cm">
          <draw:image xlink:href="Pictures/10000000000005E8000007E0561C19935667066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8:18.959536333</dc:date>
    <meta:editing-duration>PT3M34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